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#include&lt;stdio.h&gt;</text:p>
      <text:p text:style-name="Standard">#include&lt;string.h&gt;</text:p>
      <text:p text:style-name="Standard">#include&lt;stdlib.h&gt;</text:p>
      <text:p text:style-name="Standard">int main()</text:p>
      <text:p text:style-name="Standard">{</text:p>
      <text:p text:style-name="Standard"><text:s/>FILE *fp;</text:p>
      <text:p text:style-name="Standard"><text:s/>char a[100];</text:p>
      <text:p text:style-name="Standard"><text:s/>int i,t=0,line=0;</text:p>
      <text:p text:style-name="Standard"><text:s/>fp=fopen("fh.txt","r");</text:p>
      <text:p text:style-name="Standard"><text:s/>while(fgets(a,100,fp)!=NULL)</text:p>
      <text:p text:style-name="Standard">{</text:p>
      <text:p text:style-name="Standard"><text:s/>line++;</text:p>
      <text:p text:style-name="Standard"><text:s/>t=0;</text:p>
      <text:p text:style-name="Standard"><text:s/>for(i=0;i&lt;strlen(a);i++)</text:p>
      <text:p text:style-name="Standard"><text:s text:c="3"/>{</text:p>
      <text:p text:style-name="Standard"><text:s text:c="5"/>if(a[i]=='"')</text:p>
      <text:p text:style-name="Standard"><text:s text:c="8"/>t++;</text:p>
      <text:p text:style-name="Standard"><text:s text:c="3"/>}</text:p>
      <text:p text:style-name="Standard">if(t%2!=0)</text:p>
      <text:p text:style-name="Standard"><text:s text:c="2"/>printf("error in line no %d",line);</text:p>
      <text:p text:style-name="Standard">if(t%2==0&amp;&amp;t!=0)</text:p>
      <text:p text:style-name="Standard"><text:s text:c="2"/>printf("correct at line %d",line);</text:p>
      <text:p text:style-name="Standard"><text:s/>} }</text:p>
      <text:p text:style-name="Standard">~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n </meta:initial-creator>
    <meta:creation-date>2015-05-17T11:45:52</meta:creation-date>
    <dc:date>2015-05-17T11:47:00</dc:date>
    <dc:creator>rajan </dc:creator>
    <meta:editing-duration>P0D</meta:editing-duration>
    <meta:editing-cycles>1</meta:editing-cycles>
    <meta:document-statistic meta:table-count="0" meta:image-count="0" meta:object-count="0" meta:page-count="1" meta:paragraph-count="25" meta:word-count="37" meta:character-count="367" meta:non-whitespace-character-count="296"/>
    <meta:generator>LibreOffice/3.5$Linux_X86_64 LibreOffice_project/350m1$Build-2</meta:generator>
  </office:meta>
</office:document-meta>
</file>